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6.57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e994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-combinations-ip-and-port-z-statistic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3" table:number-columns-repeated="4"/>
          <table:table-cell table:style-name="ce1"/>
          <table:table-cell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Combined </text:p>
            <text:p>MTD Strategy</text:p>
          </table:table-cell>
          <table:table-cell table:style-name="ce3" office:value-type="string" calcext:value-type="string">
            <text:p>MTD </text:p>
            <text:p>Strategy A</text:p>
          </table:table-cell>
          <table:table-cell table:style-name="ce3" office:value-type="string" calcext:value-type="string">
            <text:p>Z Statistic </text:p>
            <text:p>MTD A</text:p>
          </table:table-cell>
          <table:table-cell table:style-name="ce3" office:value-type="string" calcext:value-type="string">
            <text:p>Matches Combined </text:p>
            <text:p>Mean Distribution </text:p>
            <text:p>A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Shuffle,PortShuffle,UserShuffle</text:p>
          </table:table-cell>
          <table:table-cell office:value-type="string" calcext:value-type="string">
            <text:p>IPShuffle</text:p>
          </table:table-cell>
          <table:table-cell office:value-type="float" office:value="-13.4505854077207" calcext:value-type="float">
            <text:p>-13.45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eTopologyShuffle,IPShuffle,PortShuffle</text:p>
          </table:table-cell>
          <table:table-cell office:value-type="string" calcext:value-type="string">
            <text:p>IPShuffle</text:p>
          </table:table-cell>
          <table:table-cell office:value-type="float" office:value="-21.3698749594648" calcext:value-type="float">
            <text:p>-21.37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PortShuffle,ServiceShuffle</text:p>
          </table:table-cell>
          <table:table-cell office:value-type="string" calcext:value-type="string">
            <text:p>IPShuffle</text:p>
          </table:table-cell>
          <table:table-cell office:value-type="float" office:value="-19.4894092319317" calcext:value-type="float">
            <text:p>-19.49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stTopologyShuffle,IPShuffle,PortShuffle</text:p>
          </table:table-cell>
          <table:table-cell office:value-type="string" calcext:value-type="string">
            <text:p>IPShuffle</text:p>
          </table:table-cell>
          <table:table-cell office:value-type="float" office:value="-24.5453011635202" calcext:value-type="float">
            <text:p>-24.55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OSShuffle,PortShuffle</text:p>
          </table:table-cell>
          <table:table-cell office:value-type="string" calcext:value-type="string">
            <text:p>IPShuffle</text:p>
          </table:table-cell>
          <table:table-cell office:value-type="float" office:value="-11.5760899477604" calcext:value-type="float">
            <text:p>-11.58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Combined </text:p>
            <text:p>MTD Strategy</text:p>
          </table:table-cell>
          <table:table-cell table:style-name="ce3" office:value-type="string" calcext:value-type="string">
            <text:p>MTD Strategy</text:p>
            <text:p>MTD B</text:p>
          </table:table-cell>
          <table:table-cell table:style-name="ce3" office:value-type="string" calcext:value-type="string">
            <text:p>Z Statistic </text:p>
            <text:p>MTD B</text:p>
          </table:table-cell>
          <table:table-cell table:style-name="ce3" office:value-type="string" calcext:value-type="string">
            <text:p>Matches Combined </text:p>
            <text:p>Mean Distribution </text:p>
            <text:p>B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Shuffle,PortShuffle,UserShuffle</text:p>
          </table:table-cell>
          <table:table-cell office:value-type="string" calcext:value-type="string">
            <text:p>PortShuffle</text:p>
          </table:table-cell>
          <table:table-cell office:value-type="float" office:value="-7.57458079634129" calcext:value-type="float">
            <text:p>-7.57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eTopologyShuffle,IPShuffle,PortShuffle</text:p>
          </table:table-cell>
          <table:table-cell office:value-type="string" calcext:value-type="string">
            <text:p>PortShuffle</text:p>
          </table:table-cell>
          <table:table-cell office:value-type="float" office:value="-9.03801162437555" calcext:value-type="float">
            <text:p>-9.04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PortShuffle,ServiceShuffle</text:p>
          </table:table-cell>
          <table:table-cell office:value-type="string" calcext:value-type="string">
            <text:p>PortShuffle</text:p>
          </table:table-cell>
          <table:table-cell office:value-type="float" office:value="-7.75623305436563" calcext:value-type="float">
            <text:p>-7.76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stTopologyShuffle,IPShuffle,PortShuffle</text:p>
          </table:table-cell>
          <table:table-cell office:value-type="string" calcext:value-type="string">
            <text:p>PortShuffle</text:p>
          </table:table-cell>
          <table:table-cell office:value-type="float" office:value="-13.2225167557451" calcext:value-type="float">
            <text:p>-13.22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OSShuffle,PortShuffle</text:p>
          </table:table-cell>
          <table:table-cell table:style-name="ce5" office:value-type="string" calcext:value-type="string">
            <text:p>PortShuffle</text:p>
          </table:table-cell>
          <table:table-cell table:style-name="ce7" office:value-type="float" office:value="-5.15698085806446" calcext:value-type="float">
            <text:p>-5.16</text:p>
          </table:table-cell>
          <table:table-cell table:style-name="ce5"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Combined </text:p>
            <text:p>MTD Strategy</text:p>
          </table:table-cell>
          <table:table-cell table:style-name="ce3" office:value-type="string" calcext:value-type="string">
            <text:p>MTD Strategy </text:p>
            <text:p>MTD C</text:p>
          </table:table-cell>
          <table:table-cell table:style-name="ce3" office:value-type="string" calcext:value-type="string">
            <text:p>Z Statistic </text:p>
            <text:p>MTD C</text:p>
          </table:table-cell>
          <table:table-cell table:style-name="ce3" office:value-type="string" calcext:value-type="string">
            <text:p>Matches Combined </text:p>
            <text:p>Mean Distribution </text:p>
            <text:p>C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IPShuffle,PortShuffle,UserShuffle</text:p>
          </table:table-cell>
          <table:table-cell table:style-name="ce5" office:value-type="string" calcext:value-type="string">
            <text:p>UserShuffle</text:p>
          </table:table-cell>
          <table:table-cell table:style-name="ce7" office:value-type="float" office:value="2.91061673197287" calcext:value-type="float">
            <text:p>2.91</text:p>
          </table:table-cell>
          <table:table-cell table:style-name="ce5" office:value-type="string" calcext:value-type="string">
            <text:p>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teTopologyShuffle,IPShuffle,PortShuffle</text:p>
          </table:table-cell>
          <table:table-cell table:style-name="ce5" office:value-type="string" calcext:value-type="string">
            <text:p>CompleteTopologyShuffle</text:p>
          </table:table-cell>
          <table:table-cell table:style-name="ce7" office:value-type="float" office:value="2.176743781671" calcext:value-type="float">
            <text:p>2.18</text:p>
          </table:table-cell>
          <table:table-cell table:style-name="ce5" office:value-type="string" calcext:value-type="string">
            <text:p>Marginal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PortShuffle,ServiceShuffle</text:p>
          </table:table-cell>
          <table:table-cell table:style-name="ce5" office:value-type="string" calcext:value-type="string">
            <text:p>ServiceShuffle</text:p>
          </table:table-cell>
          <table:table-cell table:style-name="ce7" office:value-type="float" office:value="6.24359093157245" calcext:value-type="float">
            <text:p>6.24</text:p>
          </table:table-cell>
          <table:table-cell table:style-name="ce5"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stTopologyShuffle,IPShuffle,PortShuffle</text:p>
          </table:table-cell>
          <table:table-cell table:style-name="ce5" office:value-type="string" calcext:value-type="string">
            <text:p>HostTopologyShuffle</text:p>
          </table:table-cell>
          <table:table-cell table:style-name="ce7" office:value-type="float" office:value="7.88178465104665" calcext:value-type="float">
            <text:p>7.88</text:p>
          </table:table-cell>
          <table:table-cell table:style-name="ce5"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Shuffle,OSShuffle,PortShuffle</text:p>
          </table:table-cell>
          <table:table-cell office:value-type="string" calcext:value-type="string">
            <text:p>OSShuffle</text:p>
          </table:table-cell>
          <table:table-cell office:value-type="float" office:value="6.00424544554639" calcext:value-type="float">
            <text:p>6.00</text:p>
          </table:table-cell>
          <table:table-cell office:value-type="string" calcext:value-type="string">
            <text:p>Highly Significantly Differe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20:17:16.175317795</dc:date>
    <meta:editing-duration>PT9M6S</meta:editing-duration>
    <meta:editing-cycles>5</meta:editing-cycles>
    <meta:generator>LibreOffice/6.4.7.2$Linux_X86_64 LibreOffice_project/40$Build-2</meta:generator>
    <meta:document-statistic meta:table-count="1" meta:cell-count="72" meta:object-count="0"/>
  </office:meta>
</office:document-meta>
</file>